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2ED67B1674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draw:fill="solid" draw:fill-color="#f0e9da" style:repeat="stretch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23.13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text-position="0% 100%" style:font-name="Garamond" fo:font-size="45pt" style:font-size-asian="45pt" style:font-size-complex="45pt"/>
    </style:style>
    <style:style style:name="T1" style:family="text">
      <style:text-properties style:text-position="0% 100%" style:font-name="Garamond" fo:font-size="54pt" style:font-size-asian="54pt" style:font-size-complex="54pt"/>
    </style:style>
    <style:style style:name="T2" style:family="text">
      <style:text-properties style:text-position="0% 100%" style:font-name="Garamond" fo:font-size="38pt" style:font-size-asian="38pt" style:font-size-complex="3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3.63cm" svg:height="2.618cm" svg:x="1.54cm" svg:y="0.601cm">
          <draw:text-box>
            <text:p text:style-name="P1"><text:span text:style-name="T1">O</text:span><text:span text:style-name="T2">CEAN </text:span><text:span text:style-name="T1">L</text:span><text:span text:style-name="T2">INER </text:span><text:span text:style-name="T1">D</text:span><text:span text:style-name="T2">ESIGNER</text:span></text:p>
          </draw:text-box>
        </draw:frame>
        <draw:frame draw:style-name="gr2" draw:text-style-name="P1" draw:layer="layout" svg:width="16.636cm" svg:height="12.168cm" svg:x="2.182cm" svg:y="3.416cm">
          <draw:image xlink:href="Pictures/1000000000000400000002ED67B16743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03T15:50:29.564000000</meta:creation-date>
    <dc:date>2024-10-03T17:22:14.511000000</dc:date>
    <meta:editing-duration>PT53M12S</meta:editing-duration>
    <meta:editing-cycles>10</meta:editing-cycles>
    <meta:generator>LibreOffice/24.8.2.1$Windows_x86 LibreOffice_project/0f794b6e29741098670a3b95d60478a65d05ef13</meta:generator>
    <meta:document-statistic meta:object-count="2"/>
  </office:meta>
</office:document-meta>
</file>